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e2" style:family="table">
      <style:table-properties style:width="6.6931in" table:align="margins"/>
    </style:style>
    <style:style style:name="Tabelle2.A" style:family="table-column">
      <style:table-column-properties style:column-width="2.2313in" style:rel-column-width="21845*"/>
    </style:style>
    <style:style style:name="Tabelle2.A1" style:family="table-cell">
      <style:table-cell-properties fo:padding="0.0194in"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officeooo:rsid="00033559" officeooo:paragraph-rsid="00033559"/>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text-properties officeooo:rsid="00033559" officeooo:paragraph-rsid="00033559"/>
    </style:style>
    <style:style style:name="P8" style:family="paragraph" style:parent-style-name="Text_20_body">
      <style:text-properties officeooo:paragraph-rsid="00033559"/>
    </style:style>
    <style:style style:name="P9" style:family="paragraph" style:parent-style-name="Heading_20_1">
      <style:text-properties officeooo:rsid="00033559" officeooo:paragraph-rsid="00033559"/>
    </style:style>
    <style:style style:name="P10" style:family="paragraph" style:parent-style-name="Preformatted_20_Text">
      <style:text-properties officeooo:rsid="00033559" officeooo:paragraph-rsid="00033559"/>
    </style:style>
    <style:style style:name="T1" style:family="text">
      <style:text-properties style:text-position="-33% 80%"/>
    </style:style>
    <style:style style:name="T2" style:family="text">
      <style:text-properties style:text-position="33% 80%"/>
    </style:style>
    <style:style style:name="T3" style:family="text">
      <style:text-properties style:text-line-through-style="solid" style:text-line-through-type="single"/>
    </style:style>
    <style:style style:name="T4" style:family="text">
      <style:text-properties style:text-underline-style="solid" style:text-underline-width="auto" style:text-underline-color="font-color"/>
    </style:style>
    <style:style style:name="T5" style:family="text">
      <style:text-properties fo:color="#008000" fo:font-style="italic" fo:font-weight="bold"/>
    </style:style>
    <style:style style:name="T6" style:family="text">
      <style:text-properties fo:color="#000000" fo:font-weight="bold"/>
    </style:style>
    <style:style style:name="T7" style:family="text">
      <style:text-properties fo:color="#009900"/>
    </style:style>
    <style:style style:name="T8" style:family="text">
      <style:text-properties fo:color="#000066" fo:font-weight="bold"/>
    </style:style>
    <style:style style:name="T9" style:family="text">
      <style:text-properties fo:color="#003399"/>
    </style:style>
    <style:style style:name="T10" style:family="text">
      <style:text-properties fo:color="#006633"/>
    </style:style>
    <style:style style:name="T11" style:family="text">
      <style:text-properties fo:color="#0000ff"/>
    </style:style>
    <style:style style:name="T12" style:family="text">
      <style:text-properties fo:color="#339933"/>
    </style:style>
    <style:style style:name="T13" style:family="text">
      <style:text-properties fo:color="#666666" fo:font-style="italic"/>
    </style:style>
    <style:style style:name="T14" style:family="text">
      <style:text-properties fo:color="#b1b100"/>
    </style:style>
    <style:style style:name="T15" style:family="text">
      <style:text-properties officeooo:rsid="00033559"/>
    </style:style>
    <style:style style:name="T16" style:family="text">
      <style:text-properties officeooo:rsid="00049d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WIKI-ODT-INSERT</text:p>
      <text:p text:style-name="P4">DOKUWIKI-ODT-CUT-START</text:p>
      <text:p text:style-name="P4"/>
      <text:p text:style-name="Text_20_body">This is the default template for the ODT plugin for <text:a xlink:type="simple" xlink:href="http://www.dokuwiki.org/DokuWiki">DokuWiki</text:a>. <text:span text:style-name="T16">Everything within the CUT-START and CUT-STOP markers will be removed from the output. Use this document as a start to adjust the styles.</text:span></text:p>
      <text:h text:style-name="P9" text:outline-level="1"><text:bookmark-start text:name="formatting_syntax"/>H<text:bookmark-end text:name="formatting_syntax"/>eadline 1</text:h>
      <text:h text:style-name="Heading_20_2" text:outline-level="2">Headline 2</text:h>
      <text:h text:style-name="Heading_20_3" text:outline-level="3">Headline 3</text:h>
      <text:h text:style-name="Heading_20_4" text:outline-level="4">Headline 4</text:h>
      <text:h text:style-name="Heading_20_5" text:outline-level="5">Headline 5</text:h>
      <text:p text:style-name="Text_20_body"/>
      <text:p text:style-name="P7">This is a default text paragraph. Lorem ipsum dolor sit amet, consectetur adipiscing elit. Aliquam tempor porta leo vitae interdum. Integer id facilisis nunc. Mauris quis justo malesuada, euismod massa nec, luctus ligula. Nunc eu mauris quis eros eleifend vehicula. Aliquam quis elit vitae orci vestibulum laoreet. Etiam quis blandit ante. Proin enim felis, mollis id purus et, euismod imperdiet sapien.</text:p>
      <text:p text:style-name="P8"><text:span text:style-name="T15">Here is</text:span> <text:span text:style-name="Strong_20_Emphasis">bold</text:span>, <text:span text:style-name="Emphasis">italic</text:span>, <text:span text:style-name="T4">underlined</text:span>, <text:span text:style-name="Source_20_Text">monospaced</text:span> <text:span text:style-name="T15">and</text:span> <text:span text:style-name="T3">deleted</text:span> texts. Of course you can <text:span text:style-name="Strong_20_Emphasis"><text:span text:style-name="Emphasis"><text:span text:style-name="Source_20_Text"><text:span text:style-name="T4">combine</text:span></text:span></text:span></text:span> all these. You can use <text:span text:style-name="T1">subscript</text:span> and <text:span text:style-name="T2">superscript</text:span>, too.</text:p>
      <text:p text:style-name="P10">This is a preformatted paragraph. Lorem ipsum dolor sit amet, consectetur adipiscing elit. Aliquam tempor porta leo vitae interdum. Integer id facilisis nunc. Mauris quis justo malesuada, euismod massa nec, luctus ligula. Nunc eu mauris quis eros eleifend vehicula. Aliquam quis elit vitae orci vestibulum laoreet. Etiam quis blandit ante. Proin enim felis, mollis id purus et, euismod imperdiet sapien.</text:p>
      <text:p text:style-name="Text_20_body">You can add footnotes <text:note text:id="ftn1" text:note-class="footnote"><text:note-citation>1</text:note-citation><text:note-body><text:p text:style-name="Footnote">This is a footnote</text:p></text:note-body></text:note> by using double parentheses.</text:p>
      <text:p text:style-name="Horizontal_20_Line"/>
      <text:list xml:id="list112147362183166" text:style-name="List_20_1">
        <text:list-item>
          <text:p text:style-name="P5">This is a list</text:p>
        </text:list-item>
        <text:list-item>
          <text:p text:style-name="P5">The second item</text:p>
          <text:list>
            <text:list-item>
              <text:p text:style-name="P5">You may have different levels</text:p>
            </text:list-item>
          </text:list>
        </text:list-item>
        <text:list-item>
          <text:p text:style-name="P5">Another item</text:p>
        </text:list-item>
      </text:list>
      <text:list xml:id="list5089659966889066454" text:style-name="Numbering_20_1">
        <text:list-item>
          <text:p text:style-name="P6">The same list but ordered</text:p>
        </text:list-item>
        <text:list-item>
          <text:p text:style-name="P6">Another item</text:p>
          <text:list>
            <text:list-item>
              <text:p text:style-name="P6">Just use indention for deeper levels</text:p>
            </text:list-item>
          </text:list>
        </text:list-item>
        <text:list-item>
          <text:p text:style-name="P6">That's it</text:p>
        </text:list-item>
      </text:list>
      <text:p text:style-name="Text_20_body"><text:soft-page-break/></text:p>
      <text:p text:style-name="Text_20_body"/>
      <table:table table:name="Tabelle2" table:style-name="Tabelle2">
        <table:table-column table:style-name="Tabelle2.A" table:number-columns-repeated="3"/>
        <table:table-row>
          <table:table-cell table:style-name="Tabelle2.A1" office:value-type="string">
            <text:p text:style-name="Table_20_Heading">Heading 1 </text:p>
          </table:table-cell>
          <table:table-cell table:style-name="Tabelle2.A1" office:value-type="string">
            <text:p text:style-name="Table_20_Heading">Heading 2 </text:p>
          </table:table-cell>
          <table:table-cell table:style-name="Tabelle2.A1" office:value-type="string">
            <text:p text:style-name="Table_20_Heading">Heading 3 </text:p>
          </table:table-cell>
        </table:table-row>
        <table:table-row>
          <table:table-cell table:style-name="Tabelle2.A1" office:value-type="string">
            <text:p text:style-name="P3">Row 1 Col 1 </text:p>
          </table:table-cell>
          <table:table-cell table:style-name="Tabelle2.A1" office:value-type="string">
            <text:p text:style-name="P3">Row 1 Col 2 </text:p>
          </table:table-cell>
          <table:table-cell table:style-name="Tabelle2.A1" office:value-type="string">
            <text:p text:style-name="P3">Row 1 Col 3 </text:p>
          </table:table-cell>
        </table:table-row>
        <table:table-row>
          <table:table-cell table:style-name="Tabelle2.A1" office:value-type="string">
            <text:p text:style-name="P3">Row 2 Col 1 </text:p>
          </table:table-cell>
          <table:table-cell table:style-name="Tabelle2.A1" table:number-columns-spanned="2" office:value-type="string">
            <text:p text:style-name="P3">some colspan (note the double pipe) </text:p>
          </table:table-cell>
          <table:covered-table-cell/>
        </table:table-row>
        <table:table-row>
          <table:table-cell table:style-name="Tabelle2.A1" office:value-type="string">
            <text:p text:style-name="P3">Row 3 Col 1 </text:p>
          </table:table-cell>
          <table:table-cell table:style-name="Tabelle2.A1" office:value-type="string">
            <text:p text:style-name="P3">Row 3 Col 2 </text:p>
          </table:table-cell>
          <table:table-cell table:style-name="Tabelle2.A1" office:value-type="string">
            <text:p text:style-name="P3">Row 3 Col 3 </text:p>
          </table:table-cell>
        </table:table-row>
      </table:table>
      <text:h text:style-name="Heading_20_2" text:outline-level="2"/>
      <text:p text:style-name="Source_20_Code"><text:span text:style-name="T16">This is a code block</text:span></text:p>
      <text:p text:style-name="Text_20_body"/>
      <text:p text:style-name="Source_20_File"><text:span text:style-name="T16">This is a file block</text:span></text:p>
      <text:h text:style-name="Heading_20_2" text:outline-level="2"/>
      <text:p text:style-name="P7">DOKUWIKI-ODT-CUT-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0783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Source_20_Code" style:display-name="Source Code" style:family="paragraph" style:parent-style-name="Preformatted_20_Text">
      <style:paragraph-properties fo:background-color="#f7f9fa" fo:padding="0.0193in" fo:border="0.06pt solid #8cacbb" style:shadow="none">
        <style:background-image/>
      </style:paragraph-properties>
    </style:style>
    <style:style style:name="Source_20_File" style:display-name="Source File" style:family="paragraph" style:parent-style-name="Preformatted_20_Text">
      <style:paragraph-properties fo:background-color="#f1f4f5" fo:padding="0.0193in" fo:border="0.06pt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2T11:47:49.988622967</dc:date>
    <dc:creator>Andreas Gohr</dc:creator>
    <meta:editing-duration>P0D</meta:editing-duration>
    <meta:editing-cycles>1</meta:editing-cycles>
    <meta:document-statistic meta:table-count="1" meta:image-count="0" meta:object-count="0" meta:page-count="2" meta:paragraph-count="35" meta:word-count="291" meta:character-count="1684" meta:non-whitespace-character-count="1425"/>
    <meta:generator>LibreOffice/4.2.2.1$Linux_X86_64 LibreOffice_project/420m0$Build-1</meta:generator>
  </office:meta>
</office:document-meta>
</file>